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C90000044D1B988172.png" manifest:media-type="image/png"/>
  <manifest:file-entry manifest:full-path="Pictures/10000000000005DE00000467C1A6778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795cm" fo:min-width="0cm" fo:padding-top="0.127cm" fo:padding-bottom="0.254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預設-notes">
      <style:graphic-properties draw:fill-color="#ffffff" fo:min-height="11.432cm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02cm" fo:margin-bottom="0cm" fo:text-indent="0cm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fo:language="en" fo:country="US" style:language-asian="zh" style:country-asian="TW"/>
    </style:style>
    <style:style style:name="T4" style:family="text">
      <style:text-properties fo:color="#000000" fo:font-size="26pt" fo:language="en" fo:country="US" style:font-size-asian="26pt" style:language-asian="zh" style:country-asian="TW" style:font-size-complex="26pt"/>
    </style:style>
    <style:style style:name="T5" style:family="text">
      <style:text-properties fo:color="#cc9900" fo:font-size="26pt" fo:language="en" fo:country="US" style:font-size-asian="26pt" style:language-asian="zh" style:country-asian="TW" style:font-size-complex="26pt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</text:span><text:span text:style-name="T2">處理器 </text:span><text:span text:style-name="T2">CPU </text:span><text:span text:style-name="T2">的設計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Richard CPU</text:span></text:p>
              </text:list-header>
            </text:list>
          </draw:text-box>
        </draw:frame>
        <draw:frame presentation:style-name="pr5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5"><text:span text:style-name="T4">參看 </text:span><text:span text:style-name="T5"><text:a xlink:href="../../../../../../../RichardCPU.ppt">RichardCPU.ppt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3.005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4:49:39.61</dc:date>
    <meta:editing-cycles>70</meta:editing-cycles>
    <meta:editing-duration>PT2H51S</meta:editing-duration>
    <meta:generator>LibreOffice/3.5$Windows_x86 LibreOffice_project/7122e39-92ed229-498d286-15e43b4-d70da21</meta:generator>
    <meta:document-statistic meta:object-count="101"/>
  </office:meta>
</office:document-meta>
</file>